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Atlantic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table:formula="of:=[.A2]+[.D2]+[.G2]+[.J2]" office:value-type="float" office:value="1" calcext:value-type="float">
            <text:p>1</text:p>
          </table:table-cell>
          <table:table-cell office:value-type="string" calcext:value-type="string">
            <text:p>Total Weights</text:p>
          </table:table-cell>
          <table:table-cell office:value-type="string" calcext:value-type="string">
            <text:p>Adjusted</text:p>
          </table:table-cell>
        </table:table-row>
        <table:table-row table:style-name="ro1">
          <table:table-cell office:value-type="string" calcext:value-type="string">
            <text:p>Liberals</text:p>
          </table:table-cell>
          <table:table-cell/>
          <table:table-cell table:formula="of:=[.A2]*[.B3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D2]*[.E3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G2]*[.H3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J2]*[.K3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M2]*[.N3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 table:formula="of:=[.C3]+[.F3]+[.I3]+[.L3]" office:value-type="float" office:value="0" calcext:value-type="float">
            <text:p>0</text:p>
          </table:table-cell>
          <table:table-cell table:formula="of:=[.Q3]/[.P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/>
          <table:table-cell table:formula="of:=[.A2]*[.B4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D2]*[.E4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G2]*[.H4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J2]*[.K4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M2]*[.N4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 table:formula="of:=[.C4]+[.F4]+[.I4]+[.L4]" office:value-type="float" office:value="0" calcext:value-type="float">
            <text:p>0</text:p>
          </table:table-cell>
          <table:table-cell table:formula="of:=[.Q4]/[.P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P</text:p>
          </table:table-cell>
          <table:table-cell/>
          <table:table-cell table:formula="of:=[.B5]*[.A2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E5]*[.D2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H5]*[.G2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K5]*[.J2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N5]*[.M2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 table:formula="of:=[.C5]+[.F5]+[.I5]+[.L5]" office:value-type="float" office:value="0" calcext:value-type="float">
            <text:p>0</text:p>
          </table:table-cell>
          <table:table-cell table:formula="of:=[.Q5]/[.P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/>
          <table:table-cell table:formula="of:=[.B6]*[.A2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E6]*[.D2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H6]*[.G2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K6]*[.J2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N6]*[.M2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formula="of:=[.C6]+[.F6]+[.I6]+[.L6]" office:value-type="float" office:value="0" calcext:value-type="float">
            <text:p>0</text:p>
          </table:table-cell>
          <table:table-cell table:formula="of:=[.Q6]/[.P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c</text:p>
          </table:table-cell>
          <table:table-cell/>
          <table:table-cell table:formula="of:=[.B7]*[.A2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E7]*[.D2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H7]*[.G2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K7]*[.J2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N7]*[.M2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 table:formula="of:=[.C7]+[.F7]+[.I7]+[.L7]" office:value-type="float" office:value="0" calcext:value-type="float">
            <text:p>0</text:p>
          </table:table-cell>
          <table:table-cell table:formula="of:=[.Q7]/[.P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bec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table:formula="of:=[.A9]+[.D9]+[.G9]+[.J9]" office:value-type="float" office:value="1" calcext:value-type="float">
            <text:p>1</text:p>
          </table:table-cell>
          <table:table-cell office:value-type="string" calcext:value-type="string">
            <text:p>Total Weights</text:p>
          </table:table-cell>
          <table:table-cell office:value-type="string" calcext:value-type="string">
            <text:p>Adjusted</text:p>
          </table:table-cell>
        </table:table-row>
        <table:table-row table:style-name="ro1">
          <table:table-cell office:value-type="string" calcext:value-type="string">
            <text:p>Liberals</text:p>
          </table:table-cell>
          <table:table-cell/>
          <table:table-cell table:formula="of:=[.A9]*[.B10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D9]*[.E10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G9]*[.H10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J9]*[.K10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M9]*[.N10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 table:formula="of:=[.C10]+[.F10]+[.I10]+[.L10]" office:value-type="float" office:value="0" calcext:value-type="float">
            <text:p>0</text:p>
          </table:table-cell>
          <table:table-cell table:formula="of:=[.Q10]/[.P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/>
          <table:table-cell table:formula="of:=[.A9]*[.B11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D9]*[.E11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G9]*[.H11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J9]*[.K11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M9]*[.N11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 table:formula="of:=[.C11]+[.F11]+[.I11]+[.L11]" office:value-type="float" office:value="0" calcext:value-type="float">
            <text:p>0</text:p>
          </table:table-cell>
          <table:table-cell table:formula="of:=[.Q11]/[.P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P</text:p>
          </table:table-cell>
          <table:table-cell/>
          <table:table-cell table:formula="of:=[.B12]*[.A9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E12]*[.D9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H12]*[.G9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K12]*[.J9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N12]*[.M9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 table:formula="of:=[.C12]+[.F12]+[.I12]+[.L12]" office:value-type="float" office:value="0" calcext:value-type="float">
            <text:p>0</text:p>
          </table:table-cell>
          <table:table-cell table:formula="of:=[.Q12]/[.P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/>
          <table:table-cell table:formula="of:=[.B13]*[.A9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E13]*[.D9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H13]*[.G9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K13]*[.J9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N13]*[.M9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formula="of:=[.C13]+[.F13]+[.I13]+[.L13]" office:value-type="float" office:value="0" calcext:value-type="float">
            <text:p>0</text:p>
          </table:table-cell>
          <table:table-cell table:formula="of:=[.Q13]/[.P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c</text:p>
          </table:table-cell>
          <table:table-cell/>
          <table:table-cell table:formula="of:=[.B14]*[.A9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E14]*[.D9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H14]*[.G9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K14]*[.J9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N14]*[.M9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 table:formula="of:=[.C14]+[.F14]+[.I14]+[.L14]" office:value-type="float" office:value="0" calcext:value-type="float">
            <text:p>0</text:p>
          </table:table-cell>
          <table:table-cell table:formula="of:=[.Q14]/[.P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tario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table:formula="of:=[.A16]+[.D16]+[.G16]+[.J16]" office:value-type="float" office:value="1" calcext:value-type="float">
            <text:p>1</text:p>
          </table:table-cell>
          <table:table-cell office:value-type="string" calcext:value-type="string">
            <text:p>Total Weights</text:p>
          </table:table-cell>
          <table:table-cell office:value-type="string" calcext:value-type="string">
            <text:p>Adjusted</text:p>
          </table:table-cell>
        </table:table-row>
        <table:table-row table:style-name="ro1">
          <table:table-cell office:value-type="string" calcext:value-type="string">
            <text:p>Liberals</text:p>
          </table:table-cell>
          <table:table-cell/>
          <table:table-cell table:formula="of:=[.A16]*[.B17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D16]*[.E17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G16]*[.H17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J16]*[.K17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M16]*[.N17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 table:formula="of:=[.C17]+[.F17]+[.I17]+[.L17]" office:value-type="float" office:value="0" calcext:value-type="float">
            <text:p>0</text:p>
          </table:table-cell>
          <table:table-cell table:formula="of:=[.Q17]/[.P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/>
          <table:table-cell table:formula="of:=[.A16]*[.B18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D16]*[.E18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G16]*[.H18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J16]*[.K18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M16]*[.N18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 table:formula="of:=[.C18]+[.F18]+[.I18]+[.L18]" office:value-type="float" office:value="0" calcext:value-type="float">
            <text:p>0</text:p>
          </table:table-cell>
          <table:table-cell table:formula="of:=[.Q18]/[.P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P</text:p>
          </table:table-cell>
          <table:table-cell/>
          <table:table-cell table:formula="of:=[.B19]*[.A16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E19]*[.D16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H19]*[.G16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K19]*[.J16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N19]*[.M16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 table:formula="of:=[.C19]+[.F19]+[.I19]+[.L19]" office:value-type="float" office:value="0" calcext:value-type="float">
            <text:p>0</text:p>
          </table:table-cell>
          <table:table-cell table:formula="of:=[.Q19]/[.P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/>
          <table:table-cell table:formula="of:=[.B20]*[.A16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E20]*[.D16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H20]*[.G16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K20]*[.J16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N20]*[.M16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formula="of:=[.C20]+[.F20]+[.I20]+[.L20]" office:value-type="float" office:value="0" calcext:value-type="float">
            <text:p>0</text:p>
          </table:table-cell>
          <table:table-cell table:formula="of:=[.Q20]/[.P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c</text:p>
          </table:table-cell>
          <table:table-cell/>
          <table:table-cell table:formula="of:=[.B21]*[.A16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E21]*[.D16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H21]*[.G16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K21]*[.J16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N21]*[.M16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 table:formula="of:=[.C21]+[.F21]+[.I21]+[.L21]" office:value-type="float" office:value="0" calcext:value-type="float">
            <text:p>0</text:p>
          </table:table-cell>
          <table:table-cell table:formula="of:=[.Q21]/[.P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/MB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table:formula="of:=[.A23]+[.D23]+[.G23]+[.J23]" office:value-type="float" office:value="1" calcext:value-type="float">
            <text:p>1</text:p>
          </table:table-cell>
          <table:table-cell office:value-type="string" calcext:value-type="string">
            <text:p>Total Weights</text:p>
          </table:table-cell>
          <table:table-cell office:value-type="string" calcext:value-type="string">
            <text:p>Adjusted</text:p>
          </table:table-cell>
        </table:table-row>
        <table:table-row table:style-name="ro1">
          <table:table-cell office:value-type="string" calcext:value-type="string">
            <text:p>Liberals</text:p>
          </table:table-cell>
          <table:table-cell/>
          <table:table-cell table:formula="of:=[.A23]*[.B24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D23]*[.E24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G23]*[.H24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J23]*[.K24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M23]*[.N24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 table:formula="of:=[.C24]+[.F24]+[.I24]+[.L24]" office:value-type="float" office:value="0" calcext:value-type="float">
            <text:p>0</text:p>
          </table:table-cell>
          <table:table-cell table:formula="of:=[.Q24]/[.P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/>
          <table:table-cell table:formula="of:=[.A23]*[.B25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D23]*[.E25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G23]*[.H25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J23]*[.K25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M23]*[.N25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 table:formula="of:=[.C25]+[.F25]+[.I25]+[.L25]" office:value-type="float" office:value="0" calcext:value-type="float">
            <text:p>0</text:p>
          </table:table-cell>
          <table:table-cell table:formula="of:=[.Q25]/[.P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P</text:p>
          </table:table-cell>
          <table:table-cell/>
          <table:table-cell table:formula="of:=[.B26]*[.A23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E26]*[.D23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H26]*[.G23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K26]*[.J23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N26]*[.M23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 table:formula="of:=[.C26]+[.F26]+[.I26]+[.L26]" office:value-type="float" office:value="0" calcext:value-type="float">
            <text:p>0</text:p>
          </table:table-cell>
          <table:table-cell table:formula="of:=[.Q26]/[.P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/>
          <table:table-cell table:formula="of:=[.B27]*[.A23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E27]*[.D23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H27]*[.G23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K27]*[.J23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N27]*[.M23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formula="of:=[.C27]+[.F27]+[.I27]+[.L27]" office:value-type="float" office:value="0" calcext:value-type="float">
            <text:p>0</text:p>
          </table:table-cell>
          <table:table-cell table:formula="of:=[.Q27]/[.P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c</text:p>
          </table:table-cell>
          <table:table-cell/>
          <table:table-cell table:formula="of:=[.B28]*[.A23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E28]*[.D23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H28]*[.G23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K28]*[.J23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N28]*[.M23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 table:formula="of:=[.C28]+[.F28]+[.I28]+[.L28]" office:value-type="float" office:value="0" calcext:value-type="float">
            <text:p>0</text:p>
          </table:table-cell>
          <table:table-cell table:formula="of:=[.Q28]/[.P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table:formula="of:=[.A30]+[.D30]+[.G30]+[.J30]" office:value-type="float" office:value="1" calcext:value-type="float">
            <text:p>1</text:p>
          </table:table-cell>
          <table:table-cell office:value-type="string" calcext:value-type="string">
            <text:p>Total Weights</text:p>
          </table:table-cell>
          <table:table-cell office:value-type="string" calcext:value-type="string">
            <text:p>Adjusted</text:p>
          </table:table-cell>
        </table:table-row>
        <table:table-row table:style-name="ro1">
          <table:table-cell office:value-type="string" calcext:value-type="string">
            <text:p>Liberals</text:p>
          </table:table-cell>
          <table:table-cell/>
          <table:table-cell table:formula="of:=[.A30]*[.B31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D30]*[.E31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G30]*[.H31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J30]*[.K31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M30]*[.N31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 table:formula="of:=[.C31]+[.F31]+[.I31]+[.L31]" office:value-type="float" office:value="0" calcext:value-type="float">
            <text:p>0</text:p>
          </table:table-cell>
          <table:table-cell table:formula="of:=[.Q31]/[.P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/>
          <table:table-cell table:formula="of:=[.A30]*[.B32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D30]*[.E32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G30]*[.H32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J30]*[.K32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M30]*[.N32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 table:formula="of:=[.C32]+[.F32]+[.I32]+[.L32]" office:value-type="float" office:value="0" calcext:value-type="float">
            <text:p>0</text:p>
          </table:table-cell>
          <table:table-cell table:formula="of:=[.Q32]/[.P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P</text:p>
          </table:table-cell>
          <table:table-cell/>
          <table:table-cell table:formula="of:=[.B33]*[.A30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E33]*[.D30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H33]*[.G30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K33]*[.J30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N33]*[.M30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 table:formula="of:=[.C33]+[.F33]+[.I33]+[.L33]" office:value-type="float" office:value="0" calcext:value-type="float">
            <text:p>0</text:p>
          </table:table-cell>
          <table:table-cell table:formula="of:=[.Q33]/[.P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/>
          <table:table-cell table:formula="of:=[.B34]*[.A30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E34]*[.D30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H34]*[.G30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K34]*[.J30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N34]*[.M30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formula="of:=[.C34]+[.F34]+[.I34]+[.L34]" office:value-type="float" office:value="0" calcext:value-type="float">
            <text:p>0</text:p>
          </table:table-cell>
          <table:table-cell table:formula="of:=[.Q34]/[.P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c</text:p>
          </table:table-cell>
          <table:table-cell/>
          <table:table-cell table:formula="of:=[.B35]*[.A30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E35]*[.D30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H35]*[.G30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K35]*[.J30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N35]*[.M30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 table:formula="of:=[.C35]+[.F35]+[.I35]+[.L35]" office:value-type="float" office:value="0" calcext:value-type="float">
            <text:p>0</text:p>
          </table:table-cell>
          <table:table-cell table:formula="of:=[.Q35]/[.P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C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table:formula="of:=[.A37]+[.D37]+[.G37]+[.J37]" office:value-type="float" office:value="1" calcext:value-type="float">
            <text:p>1</text:p>
          </table:table-cell>
          <table:table-cell office:value-type="string" calcext:value-type="string">
            <text:p>Total Weights</text:p>
          </table:table-cell>
          <table:table-cell office:value-type="string" calcext:value-type="string">
            <text:p>Adjusted</text:p>
          </table:table-cell>
        </table:table-row>
        <table:table-row table:style-name="ro1">
          <table:table-cell office:value-type="string" calcext:value-type="string">
            <text:p>Liberals</text:p>
          </table:table-cell>
          <table:table-cell/>
          <table:table-cell table:formula="of:=[.A37]*[.B38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D37]*[.E38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G37]*[.H38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J37]*[.K38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M37]*[.N38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 table:formula="of:=[.C38]+[.F38]+[.I38]+[.L38]" office:value-type="float" office:value="0" calcext:value-type="float">
            <text:p>0</text:p>
          </table:table-cell>
          <table:table-cell table:formula="of:=[.Q38]/[.P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/>
          <table:table-cell table:formula="of:=[.A37]*[.B39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D37]*[.E39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G37]*[.H39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J37]*[.K39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M37]*[.N39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 table:formula="of:=[.C39]+[.F39]+[.I39]+[.L39]" office:value-type="float" office:value="0" calcext:value-type="float">
            <text:p>0</text:p>
          </table:table-cell>
          <table:table-cell table:formula="of:=[.Q39]/[.P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P</text:p>
          </table:table-cell>
          <table:table-cell/>
          <table:table-cell table:formula="of:=[.B40]*[.A37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E40]*[.D37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H40]*[.G37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K40]*[.J37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N40]*[.M37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 table:formula="of:=[.C40]+[.F40]+[.I40]+[.L40]" office:value-type="float" office:value="0" calcext:value-type="float">
            <text:p>0</text:p>
          </table:table-cell>
          <table:table-cell table:formula="of:=[.Q40]/[.P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/>
          <table:table-cell table:formula="of:=[.B41]*[.A37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E41]*[.D37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H41]*[.G37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K41]*[.J37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N41]*[.M37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formula="of:=[.C41]+[.F41]+[.I41]+[.L41]" office:value-type="float" office:value="0" calcext:value-type="float">
            <text:p>0</text:p>
          </table:table-cell>
          <table:table-cell table:formula="of:=[.Q41]/[.P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c</text:p>
          </table:table-cell>
          <table:table-cell/>
          <table:table-cell table:formula="of:=[.B42]*[.A37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E42]*[.D37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H42]*[.G37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K42]*[.J37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N42]*[.M37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 table:formula="of:=[.C42]+[.F42]+[.I42]+[.L42]" office:value-type="float" office:value="0" calcext:value-type="float">
            <text:p>0</text:p>
          </table:table-cell>
          <table:table-cell table:formula="of:=[.Q42]/[.P37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4">0000-00-00</text:date>, <text:time style:data-style-name="N2" text:time-value="10:33:56.5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09:07:00.370000000</meta:creation-date>
    <dc:date>2019-09-14T10:34:52.587000000</dc:date>
    <meta:editing-duration>PT8M40S</meta:editing-duration>
    <meta:editing-cycles>2</meta:editing-cycles>
    <meta:generator>LibreOffice/6.0.7.3$Windows_X86_64 LibreOffice_project/dc89aa7a9eabfd848af146d5086077aeed2ae4a5</meta:generator>
    <meta:document-statistic meta:table-count="1" meta:cell-count="504" meta:object-count="0"/>
  </office:meta>
</office:document-meta>
</file>